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243a7" officeooo:paragraph-rsid="000243a7"/>
    </style:style>
    <style:style style:name="P2" style:family="paragraph" style:parent-style-name="Preformatted_20_Text">
      <style:text-properties officeooo:rsid="000243a7"/>
    </style:style>
    <style:style style:name="P3" style:family="paragraph" style:parent-style-name="Preformatted_20_Text">
      <style:text-properties style:font-name="Liberation Mono" fo:font-size="8pt" style:font-size-asian="8pt" style:font-size-complex="8pt"/>
    </style:style>
    <style:style style:name="P4" style:family="paragraph" style:parent-style-name="Standard">
      <loext:graphic-properties draw:fill="solid" draw:fill-color="#ffffff"/>
      <style:paragraph-properties fo:background-color="#ffffff" fo:padding="0in" fo:border="none" style:shadow="none"/>
    </style:style>
    <style:style style:name="P5" style:family="paragraph" style:parent-style-name="Text_20_body">
      <style:text-properties officeooo:rsid="000243a7" officeooo:paragraph-rsid="000243a7"/>
    </style:style>
    <style:style style:name="P6" style:family="paragraph" style:parent-style-name="Text_20_body">
      <style:text-properties officeooo:paragraph-rsid="000243a7"/>
    </style:style>
    <style:style style:name="P7" style:family="paragraph" style:parent-style-name="Text_20_body">
      <style:text-properties officeooo:rsid="0004507e" officeooo:paragraph-rsid="0004507e"/>
    </style:style>
    <style:style style:name="P8" style:family="paragraph" style:parent-style-name="Text_20_body">
      <style:text-properties officeooo:rsid="0004507e" officeooo:paragraph-rsid="0004ba4c"/>
    </style:style>
    <style:style style:name="P9" style:family="paragraph" style:parent-style-name="Text_20_body">
      <style:text-properties officeooo:rsid="00048ab8" officeooo:paragraph-rsid="00048ab8"/>
    </style:style>
    <style:style style:name="P10" style:family="paragraph" style:parent-style-name="Text_20_body">
      <style:text-properties officeooo:paragraph-rsid="00048ab8"/>
    </style:style>
    <style:style style:name="P11" style:family="paragraph" style:parent-style-name="Text_20_body">
      <style:text-properties officeooo:paragraph-rsid="0004ba4c"/>
    </style:style>
    <style:style style:name="P12" style:family="paragraph" style:parent-style-name="Text_20_body">
      <style:text-properties officeooo:rsid="0004ba4c" officeooo:paragraph-rsid="0004ba4c"/>
    </style:style>
    <style:style style:name="P13" style:family="paragraph" style:parent-style-name="Title">
      <style:text-properties officeooo:rsid="000243a7" officeooo:paragraph-rsid="000243a7"/>
    </style:style>
    <style:style style:name="T1" style:family="text">
      <style:text-properties officeooo:rsid="000243a7"/>
    </style:style>
    <style:style style:name="T2" style:family="text">
      <style:text-properties fo:font-style="italic" officeooo:rsid="00048ab8"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officeooo:rsid="00048ab8"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2e80d" style:font-style-asian="normal" style:font-weight-asian="normal" style:font-style-complex="normal" style:font-weight-complex="normal"/>
    </style:style>
    <style:style style:name="T7" style:family="text">
      <style:text-properties officeooo:rsid="0002e80d"/>
    </style:style>
    <style:style style:name="T8" style:family="text">
      <style:text-properties fo:color="#080808" loext:opacity="100%" style:font-name="JetBrains Mono" fo:font-size="11.5pt" fo:font-style="normal" fo:font-weight="normal" style:font-size-asian="11.5pt" style:font-style-asian="normal" style:font-weight-asian="normal"/>
    </style:style>
    <style:style style:name="T9" style:family="text">
      <style:text-properties fo:color="#080808" loext:opacity="100%" fo:font-size="11.5pt" style:font-size-asian="11.5pt"/>
    </style:style>
    <style:style style:name="T10" style:family="text">
      <style:text-properties fo:color="#080808" loext:opacity="100%" fo:font-style="normal" fo:font-weight="normal" style:font-style-asian="normal" style:font-weight-asian="normal" style:font-style-complex="normal" style:font-weight-complex="normal"/>
    </style:style>
    <style:style style:name="T11" style:family="text">
      <style:text-properties fo:color="#080808" loext:opacity="100%" fo:font-style="normal" fo:font-weight="normal" style:font-style-asian="normal" style:font-weight-asian="normal"/>
    </style:style>
    <style:style style:name="T12" style:family="text">
      <style:text-properties fo:color="#080808" loext:opacity="100%" style:font-name="Liberation Mono" fo:font-size="8pt" fo:font-style="normal" fo:font-weight="normal" style:font-size-asian="8pt" style:font-style-asian="normal" style:font-weight-asian="normal" style:font-size-complex="8pt"/>
    </style:style>
    <style:style style:name="T13" style:family="text">
      <style:text-properties officeooo:rsid="0004507e"/>
    </style:style>
    <style:style style:name="T14" style:family="text">
      <style:text-properties officeooo:rsid="00048ab8"/>
    </style:style>
    <style:style style:name="T15" style:family="text">
      <style:text-properties officeooo:rsid="0004ba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sing OA4MP as a Standalone Token Issuer</text:p>
      <text:h text:style-name="P1" text:outline-level="1">OA4MP and Users</text:h>
      <text:p text:style-name="P6"><text:span text:style-name="T1">What we mean is that OA4MP, which stands for “Open Authorization for Many People” does not, in fact, have a concept of a user. This is because the first leg of the OAuth flow, authorization, can be whatever service you have currently running, or can be set to authorize via proxy with any other OAuth service. <text:s/>OA4MP comes with some rudimentary machinery for this using, e.g. remote header or Tomcat’s list of users, but mostly these are for testing. If you have a very small organization, this may be adequate, but giving everyone yet another set of login credentials to manage is probably both unwanted and unwise. This blurb describes how to use OA4MP so you can start issuing tokens for your organization using your current infrastructure.</text:span></text:p>
      <text:h text:style-name="P1" text:outline-level="1">The basic plan</text:h>
      <text:p text:style-name="P5">The essential idea is really simple. <text:span text:style-name="T7">We will designate the existing authorization service as AS. </text:span>Create a dedicated client for your service, called a <text:span text:style-name="T3">service client </text:span><text:span text:style-name="T5"><text:s/>which uses </text:span><text:a xlink:type="simple" xlink:href="https://www.rfc-editor.org/rfc/rfc7523#section-2.1" text:style-name="Internet_20_link" text:visited-style-name="Visited_20_Internet_20_Link"><text:span text:style-name="T5">RFC 7523</text:span></text:a><text:span text:style-name="T5"> to communicate to OA4MP via a back channel. <text:s/></text:span><text:span text:style-name="T6">This client only communicates with signed requests. </text:span></text:p>
      <text:h text:style-name="Heading_20_2" text:outline-level="2">Authorization Code Flow (RFC 6749, §4.1)</text:h>
      <text:p text:style-name="P2"><text:span text:style-name="T5"/></text:p>
      <text:p text:style-name="P3"><text:span text:style-name="T10">+----------+</text:span><text:span text:style-name="T11"><text:line-break/> | Resource |<text:line-break/> | <text:s text:c="2"/>Owner <text:s/>|<text:line-break/> | <text:s text:c="9"/>|<text:line-break/> +----------+<text:line-break/> ^<text:line-break/> |<text:line-break/> (B)<text:line-break/> +----|-----+ <text:s text:c="9"/>Client Identifier <text:s text:c="5"/>+---------------+<text:line-break/> | <text:s text:c="8"/>-+----(A)-- &amp; Redirection URI ----&gt;| <text:s text:c="14"/>|<text:line-break/> | <text:s/>User- <text:s text:c="2"/>| <text:s text:c="32"/>| Authorization | Fwd Token request +------+<text:line-break/> | <text:s/>Agent <text:s/>-+----(B)-- User authenticates ---&gt;| <text:s text:c="4"/>Server <text:s text:c="3"/>+-(E)--------------&gt;|OA4MP |<text:line-break/> | <text:s text:c="9"/>| <text:s text:c="32"/>| <text:s text:c="14"/>| Token response <text:s text:c="3"/>|Server|<text:line-break/> | <text:s text:c="8"/>-+----(C)-- Authorization Code ---&lt;| <text:s text:c="14"/>|&lt;(F)---------------+ <text:s text:c="5"/>|<text:line-break/> +-|----|---+ <text:s text:c="32"/>+---------------+ <text:s text:c="18"/>| <text:s text:c="5"/>|<text:line-break/> | <text:s text:c="3"/>| <text:s text:c="40"/>^ <text:s text:c="5"/>v <text:s text:c="25"/>| <text:s text:c="5"/>|<text:line-break/> (A) <text:s/>(C) <text:s text:c="38"/>| <text:s text:c="5"/>| <text:s text:c="25"/>+------+<text:line-break/> | <text:s text:c="3"/>| <text:s text:c="40"/>| <text:s text:c="5"/>|<text:line-break/> ^ <text:s text:c="3"/>v <text:s text:c="40"/>| <text:s text:c="5"/>|<text:line-break/> +---------+ <text:s text:c="35"/>| <text:s text:c="5"/>|<text:line-break/> | <text:s text:c="8"/>|&gt;---(D)-- Authorization Code -------' <text:s text:c="5"/>|<text:line-break/> | <text:s/>Client | <text:s text:c="9"/>&amp; Redirection URI <text:s text:c="15"/>|<text:line-break/> | <text:s text:c="8"/>| <text:s text:c="42"/>|<text:line-break/> | <text:s text:c="8"/>|&lt;---(G)----- Fwd Access Token -------------'<text:line-break/> +---------+ <text:s text:c="6"/>(w/ Optional Refresh Token)<text:line-break/></text:span></text:p>
      <text:p text:style-name="P3"/>
      <text:p text:style-name="Text_20_body">We <text:span text:style-name="T13">follow the specification and reproduce their diagram with the addition of the OA4MP server. In that case, the only changes to the flow are from (E) onward. </text:span></text:p>
      <text:p text:style-name="P7">(E) <text:span text:style-name="T14">The AS authenticates the client etc., then constructs the signed RFC 7523 compliant token request for the OA4MP server.</text:span></text:p>
      <text:p text:style-name="P9"><text:soft-page-break/>(F) The OA4MP server responds with the access token (may include refresh token).</text:p>
      <text:p text:style-name="P9">(G) The AS constructs the response from (F) and responds tot he client.</text:p>
      <text:p text:style-name="P9"/>
      <text:p text:style-name="P10"><text:span text:style-name="T14">Note that all subsequent requests for the issuer (refreshes, exchanges, token introspection etc., </text:span><text:span text:style-name="T2">except </text:span>the<text:span text:style-name="T2"> </text:span><text:span text:style-name="T4">user info call, which the AS must service since it has the information to do so) are simply forwarded on to the OA4MP server and the responses are forwarded back to the client.</text:span></text:p>
      <text:h text:style-name="Heading_20_2" text:outline-level="2">Device Code Flow (RFC 8628 §1)</text:h>
      <text:p text:style-name="Text_20_body"/>
      <text:p text:style-name="P4" loext:marker-style-name="T8"><text:span text:style-name="T9"><text:line-break/></text:span><text:span text:style-name="T12">+----------+ <text:s text:c="31"/>+----------------+<text:line-break/>| <text:s text:c="9"/>|&gt;---(A)-- Client Identifier ---&gt;| <text:s text:c="15"/>|<text:line-break/>| <text:s text:c="9"/>| <text:s text:c="31"/>| <text:s text:c="15"/>|<text:line-break/>| <text:s text:c="9"/>|&lt;---(B)-- Device Code, <text:s text:c="5"/>---&lt;| <text:s text:c="15"/>|<text:line-break/>| <text:s text:c="9"/>| <text:s text:c="9"/>User Code, <text:s text:c="11"/>| <text:s text:c="15"/>|<text:line-break/>| <text:s/>Device <text:s/>| <text:s text:c="9"/>&amp; Verification URI <text:s text:c="3"/>| <text:s text:c="15"/>|<text:line-break/>| <text:s/>Client <text:s/>| <text:s text:c="31"/>| <text:s text:c="15"/>|<text:line-break/>| <text:s text:c="9"/>| <text:s/>[polling] <text:s text:c="20"/>| <text:s text:c="15"/>|<text:line-break/>| <text:s text:c="9"/>|&gt;---(E)-- Device Code <text:s text:c="6"/>---&gt;| <text:s text:c="15"/>|<text:line-break/>| <text:s text:c="9"/>| <text:s text:c="9"/>&amp; Client Identifier <text:s text:c="2"/>| <text:s text:c="15"/>| <text:s text:c="15"/>+------+<text:line-break/>| <text:s text:c="9"/>| <text:s text:c="31"/>| <text:s/>Authorization | Fwd request <text:s text:c="3"/>|OA4MP |<text:line-break/>| <text:s text:c="9"/>|&lt;---(H)-- Access Token <text:s text:c="5"/>---&lt;| <text:s text:c="4"/>Server <text:s text:c="4"/>+--(F)----------&gt;|Server|<text:line-break/>+----------+ <text:s text:c="2"/>(&amp; Optional Refresh Token) <text:s text:c="2"/>| <text:s text:c="15"/>| Respone <text:s text:c="7"/>| <text:s text:c="5"/>|<text:line-break/> <text:s text:c="5"/>v <text:s text:c="36"/>| <text:s text:c="15"/>|&lt;-(G)-----------+ <text:s text:c="5"/>|<text:line-break/> <text:s text:c="5"/>: <text:s text:c="36"/>| <text:s text:c="15"/>| <text:s text:c="15"/>| <text:s text:c="5"/>|<text:line-break/> <text:s text:c="4"/>(C) User Code &amp; Verification URI <text:s text:c="6"/>| <text:s text:c="15"/>| <text:s text:c="15"/>+------+<text:line-break/> <text:s text:c="5"/>: <text:s text:c="36"/>| <text:s text:c="15"/>|<text:line-break/> <text:s text:c="5"/>v <text:s text:c="36"/>| <text:s text:c="15"/>|<text:line-break/>+----------+ <text:s text:c="31"/>| <text:s text:c="15"/>|<text:line-break/>| End User | <text:s text:c="31"/>| <text:s text:c="15"/>|<text:line-break/>| <text:s text:c="3"/>at <text:s text:c="3"/>|&lt;---(D)-- End user reviews <text:s/>---&gt;| <text:s text:c="15"/>|<text:line-break/>| <text:s/>Browser | <text:s text:c="9"/>authorization request | <text:s text:c="15"/>|<text:line-break/>+----------+ <text:s text:c="31"/>+----------------+<text:line-break/></text:span></text:p>
      <text:p text:style-name="P11">We <text:span text:style-name="T13">follow the specification and reproduce their diagram with the addition of the OA4MP server. In that case, the only changes to the flow are from (</text:span><text:span text:style-name="T15">F</text:span><text:span text:style-name="T13">) onward. </text:span></text:p>
      <text:p text:style-name="P12">(F) The authorization server validates the device code sent by the Device Client and creates a signed, RFFC 7523 compliant token request to the OA4MP server-oa2</text:p>
      <text:p text:style-name="P12">(G) The OA4MP server responds with an access token and possibly a refresh token, which is returned to the device client.</text:p>
      <text:p text:style-name="P11"><text:span text:style-name="T14">Note that all subsequent requests for the issuer (refreshes, exchanges, token introspection etc., </text:span><text:span text:style-name="T2">except </text:span>the<text:span text:style-name="T2"> </text:span><text:span text:style-name="T4">user info call, which the AS must service since it has the information to do so) are simply forwarded on to the OA4MP server and the responses are forwarded back to the client.</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06:23:52.029137951</meta:creation-date>
    <dc:date>2025-07-05T09:53:26.905424650</dc:date>
    <meta:editing-duration>PT2H26M50S</meta:editing-duration>
    <meta:editing-cycles>3</meta:editing-cycles>
    <meta:generator>LibreOffice/24.2.7.2$Linux_X86_64 LibreOffice_project/420$Build-2</meta:generator>
    <meta:document-statistic meta:table-count="0" meta:image-count="0" meta:object-count="0" meta:page-count="2" meta:paragraph-count="18" meta:word-count="729" meta:character-count="5516" meta:non-whitespace-character-count="3254"/>
  </office:meta>
</office:document-meta>
</file>